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9a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ouisa B.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./</text:p>
      <text:p text:style-name="P2"/>
      <text:p text:style-name="P2">[Page 1]</text:p>
      <text:p text:style-name="P2">To Rev. S. Morais./</text:p>
      <text:p text:style-name="P2"><text:tab/>Having by your permission/ dear Sir transferred your/ valuable Sermons into the/ care of mutual friends, it/ is matter of much regret/ to learn of the mischance/ that has prevented the return/ of them to you. <text:s/>I do hope/ that they were <text:s/>Copies, so/ that the original can be/ transcribed. <text:s/>I thought of,/ but will not take the/ liberty of Advertising for/ them without your permission/ may I do so? <text:s/>Yours with regard/ L. B. Hart/</text:p>
      <text:p text:style-name="P2"/>
      <text:p text:style-name="P2">[Page 2]</text:p>
      <text:p text:style-name="P2">I take the opportunity to say, that with/ Mr Wolf I visited Mrs Radcliff, each exercised/ their privilege as Committee to releive[sic!] her/ immediate wants, and with the permission/ of Mrs Laeberman (tho' <text:soft-page-break/>regretfull[sic!]) will take/ the little Annie from her Home, to/ do what she can for her Mother who is/ very anxious to have her; the Boy is likely/ to be received in the Home all this is/ I hope as you would wish./ <text:s/>Saturday-nigh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5:37:16.40</meta:creation-date>
    <meta:document-statistic meta:table-count="0" meta:image-count="0" meta:object-count="0" meta:page-count="3" meta:paragraph-count="67" meta:word-count="323" meta:character-count="2153"/>
    <dc:date>2012-01-12T15:43:15.22</dc:date>
    <dc:creator>Penn Libraries</dc:creator>
    <meta:editing-duration>PT00H05M58S</meta:editing-duration>
    <meta:editing-cycles>1</meta:editing-cycles>
    <meta:generator>OpenOffice.org/3.2$Win32 OpenOffice.org_project/320m12$Build-9483</meta:generator>
  </office:meta>
</office:document-meta>
</file>